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ead" officeooo:paragraph-rsid="001e8ea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8ead" officeooo:paragraph-rsid="001e8ea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rsid="001e8ead" officeooo:paragraph-rsid="001e8ea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4pt" officeooo:rsid="0020594c" officeooo:paragraph-rsid="0020594c" style:font-size-asian="14pt" style:font-size-complex="14pt"/>
    </style:style>
    <style:style style:name="P5" style:family="paragraph" style:parent-style-name="Standard">
      <style:text-properties fo:font-size="14pt" officeooo:rsid="001e8ead" officeooo:paragraph-rsid="001e8ead" style:font-size-asian="14pt" style:font-size-complex="14pt"/>
    </style:style>
    <style:style style:name="P6" style:family="paragraph" style:parent-style-name="Standard" style:master-page-name="">
      <style:paragraph-properties fo:margin-left="4.5cm" fo:margin-right="0cm" fo:text-indent="-4.5cm" style:auto-text-indent="false" style:page-number="auto">
        <style:tab-stops/>
      </style:paragraph-properties>
      <style:text-properties fo:font-size="14pt" fo:font-weight="normal" officeooo:rsid="001e8ead" officeooo:paragraph-rsid="001e8ead" style:font-size-asian="14pt" style:font-weight-asian="normal" style:font-size-complex="14pt" style:font-weight-complex="normal"/>
    </style:style>
    <style:style style:name="P7" style:family="paragraph" style:parent-style-name="Standard" style:master-page-name="">
      <style:paragraph-properties fo:margin-left="4.5cm" fo:margin-right="0cm" fo:text-indent="-4.5cm" style:auto-text-indent="false" style:page-number="auto">
        <style:tab-stops/>
      </style:paragraph-properties>
      <style:text-properties fo:font-size="14pt" fo:font-weight="normal" officeooo:rsid="001e8ead" officeooo:paragraph-rsid="001ebb4e" style:font-size-asian="14pt" style:font-weight-asian="normal" style:font-size-complex="14pt" style:font-weight-complex="normal"/>
    </style:style>
    <style:style style:name="P8" style:family="paragraph" style:parent-style-name="Standard" style:master-page-name="">
      <style:paragraph-properties fo:margin-left="4.5cm" fo:margin-right="0cm" fo:text-indent="-4.5cm" style:auto-text-indent="false" style:page-number="auto">
        <style:tab-stops/>
      </style:paragraph-properties>
      <style:text-properties fo:font-size="14pt" fo:font-weight="normal" officeooo:rsid="001e8ead" officeooo:paragraph-rsid="00249bdb" style:font-size-asian="14pt" style:font-weight-asian="normal" style:font-size-complex="14pt" style:font-weight-complex="normal"/>
    </style:style>
    <style:style style:name="P9" style:family="paragraph" style:parent-style-name="Standard" style:master-page-name="">
      <style:paragraph-properties fo:margin-left="4.5cm" fo:margin-right="0cm" fo:text-indent="-4.5cm" style:auto-text-indent="false" style:page-number="auto">
        <style:tab-stops/>
      </style:paragraph-properties>
      <style:text-properties fo:font-size="12pt" fo:font-weight="normal" officeooo:rsid="001e8ead" officeooo:paragraph-rsid="001e8ea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4.5cm" fo:margin-right="0cm" fo:text-indent="-4.5cm" style:auto-text-indent="false">
        <style:tab-stops/>
      </style:paragraph-properties>
      <style:text-properties fo:font-size="14pt" fo:font-weight="normal" officeooo:rsid="001e8ead" officeooo:paragraph-rsid="001e8ea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4.5cm" fo:margin-right="0cm" fo:text-indent="-4.5cm" style:auto-text-indent="false">
        <style:tab-stops/>
      </style:paragraph-properties>
      <style:text-properties fo:font-size="14pt" fo:font-weight="normal" officeooo:rsid="001e8ead" officeooo:paragraph-rsid="001ebb4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e8ead" officeooo:paragraph-rsid="001e8ea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fo:font-size="12pt" fo:font-weight="normal" officeooo:rsid="001e8ead" officeooo:paragraph-rsid="0025d83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normal" officeooo:rsid="001e8ead" officeooo:paragraph-rsid="00284442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officeooo:rsid="001e8ead" officeooo:paragraph-rsid="0029b109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e8ead" officeooo:paragraph-rsid="0020594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e8ead" officeooo:paragraph-rsid="0029b10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2pt" fo:font-weight="normal" officeooo:rsid="0020594c" officeooo:paragraph-rsid="00284442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rsid="0020594c" officeooo:paragraph-rsid="0029b10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0594c" officeooo:paragraph-rsid="00284442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25d836" officeooo:paragraph-rsid="0025d836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25d836" officeooo:paragraph-rsid="00284442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0594c" officeooo:paragraph-rsid="00284442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style:text-underline-style="none" fo:font-weight="normal" officeooo:rsid="00284442" officeooo:paragraph-rsid="00284442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2pt" style:text-underline-style="none" fo:font-weight="normal" officeooo:rsid="00284442" officeooo:paragraph-rsid="0029b109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break-before="column"/>
      <style:text-properties fo:font-size="12pt" fo:font-weight="normal" officeooo:rsid="001e8ead" officeooo:paragraph-rsid="0027040f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break-before="column"/>
      <style:text-properties fo:font-size="12pt" fo:font-weight="normal" officeooo:rsid="001e8ead" officeooo:paragraph-rsid="0029b109" style:font-size-asian="12pt" style:font-weight-asian="normal" style:font-size-complex="12pt" style:font-weight-complex="normal"/>
    </style:style>
    <style:style style:name="P28" style:family="paragraph" style:parent-style-name="Standard" style:master-page-name="">
      <style:paragraph-properties fo:margin-left="4.5cm" fo:margin-right="0cm" fo:text-indent="-4.5cm" style:auto-text-indent="false" style:page-number="auto">
        <style:tab-stops/>
      </style:paragraph-properties>
      <style:text-properties fo:font-size="14pt" style:text-underline-style="solid" style:text-underline-width="auto" style:text-underline-color="font-color" fo:font-weight="normal" officeooo:rsid="001e8ead" officeooo:paragraph-rsid="0027040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fo:font-size="12pt" fo:font-weight="normal" officeooo:rsid="001e8ead" officeooo:paragraph-rsid="0020594c" style:font-size-asian="12pt" style:font-weight-asian="normal" style:font-size-complex="12pt" style:font-weight-complex="normal"/>
    </style:style>
    <style:style style:name="T1" style:family="text">
      <style:text-properties officeooo:rsid="001e8ead"/>
    </style:style>
    <style:style style:name="T2" style:family="text">
      <style:text-properties fo:color="#ff3333"/>
    </style:style>
    <style:style style:name="T3" style:family="text">
      <style:text-properties fo:color="#ff3333" fo:background-color="transparent" loext:char-shading-value="0"/>
    </style:style>
    <style:style style:name="T4" style:family="text">
      <style:text-properties fo:color="#ff3333" officeooo:rsid="001e8ead" fo:background-color="transparent" loext:char-shading-value="0"/>
    </style:style>
    <style:style style:name="T5" style:family="text">
      <style:text-properties fo:color="#00cc33"/>
    </style:style>
    <style:style style:name="T6" style:family="text">
      <style:text-properties fo:color="#00cc33" fo:background-color="transparent" loext:char-shading-value="0"/>
    </style:style>
    <style:style style:name="T7" style:family="text">
      <style:text-properties fo:color="#00cc33" officeooo:rsid="001e8ead" fo:background-color="transparent" loext:char-shading-value="0"/>
    </style:style>
    <style:style style:name="T8" style:family="text">
      <style:text-properties fo:color="#4b1f6f"/>
    </style:style>
    <style:style style:name="T9" style:family="text">
      <style:text-properties fo:color="#4b1f6f" fo:background-color="transparent" loext:char-shading-value="0"/>
    </style:style>
    <style:style style:name="T10" style:family="text">
      <style:text-properties fo:color="#4b1f6f" officeooo:rsid="001e8ead" fo:background-color="transparent" loext:char-shading-value="0"/>
    </style:style>
    <style:style style:name="T11" style:family="text">
      <style:text-properties fo:color="#0066ff"/>
    </style:style>
    <style:style style:name="T12" style:family="text">
      <style:text-properties fo:color="#0066ff" fo:background-color="transparent" loext:char-shading-value="0"/>
    </style:style>
    <style:style style:name="T13" style:family="text">
      <style:text-properties fo:color="#0066ff" officeooo:rsid="001e8ead" fo:background-color="transparent" loext:char-shading-value="0"/>
    </style:style>
    <style:style style:name="T14" style:family="text">
      <style:text-properties fo:color="#669900"/>
    </style:style>
    <style:style style:name="T15" style:family="text">
      <style:text-properties fo:color="#669900" officeooo:rsid="0021bdf7"/>
    </style:style>
    <style:style style:name="T16" style:family="text">
      <style:text-properties fo:color="#669900" officeooo:rsid="0022a676" fo:background-color="transparent" loext:char-shading-value="0"/>
    </style:style>
    <style:style style:name="T17" style:family="text">
      <style:text-properties fo:color="#669900" officeooo:rsid="0029b109" fo:background-color="transparent" loext:char-shading-value="0"/>
    </style:style>
    <style:style style:name="T18" style:family="text">
      <style:text-properties fo:color="#ff33ff"/>
    </style:style>
    <style:style style:name="T19" style:family="text">
      <style:text-properties fo:color="#ff33ff" officeooo:rsid="0020594c"/>
    </style:style>
    <style:style style:name="T20" style:family="text">
      <style:text-properties fo:color="#ff33ff" officeooo:rsid="0022a676" fo:background-color="transparent" loext:char-shading-value="0"/>
    </style:style>
    <style:style style:name="T21" style:family="text">
      <style:text-properties fo:color="#ff33ff" officeooo:rsid="0029b109" fo:background-color="transparent" loext:char-shading-value="0"/>
    </style:style>
    <style:style style:name="T22" style:family="text">
      <style:text-properties fo:color="#ff33ff" officeooo:rsid="0022a676"/>
    </style:style>
    <style:style style:name="T23" style:family="text">
      <style:text-properties fo:color="#ff33ff" style:font-name="OpenSymbol" officeooo:rsid="0025d836" style:font-name-asian="OpenSymbol" style:font-name-complex="OpenSymbol"/>
    </style:style>
    <style:style style:name="T24" style:family="text">
      <style:text-properties fo:color="#ff33ff" style:font-name="Liberation Serif" officeooo:rsid="0027040f" style:font-name-asian="OpenSymbol" style:font-name-complex="OpenSymbol"/>
    </style:style>
    <style:style style:name="T25" style:family="text">
      <style:text-properties fo:color="#ff0000"/>
    </style:style>
    <style:style style:name="T26" style:family="text">
      <style:text-properties fo:color="#ff0000" officeooo:rsid="0020594c"/>
    </style:style>
    <style:style style:name="T27" style:family="text">
      <style:text-properties fo:color="#ff0000" fo:background-color="transparent" loext:char-shading-value="0"/>
    </style:style>
    <style:style style:name="T28" style:family="text">
      <style:text-properties fo:color="#ff0000" style:text-underline-style="none" officeooo:rsid="001e8ead"/>
    </style:style>
    <style:style style:name="T29" style:family="text">
      <style:text-properties fo:color="#0000ff"/>
    </style:style>
    <style:style style:name="T30" style:family="text">
      <style:text-properties fo:color="#0000ff" officeooo:rsid="0020594c"/>
    </style:style>
    <style:style style:name="T31" style:family="text">
      <style:text-properties fo:color="#0000ff" fo:background-color="transparent" loext:char-shading-value="0"/>
    </style:style>
    <style:style style:name="T32" style:family="text">
      <style:text-properties fo:color="#0000ff" style:text-underline-style="none" officeooo:rsid="001e8ead"/>
    </style:style>
    <style:style style:name="T33" style:family="text">
      <style:text-properties fo:color="#808080"/>
    </style:style>
    <style:style style:name="T34" style:family="text">
      <style:text-properties fo:color="#808080" officeooo:rsid="0020594c"/>
    </style:style>
    <style:style style:name="T35" style:family="text">
      <style:text-properties fo:color="#808080" fo:background-color="transparent" loext:char-shading-value="0"/>
    </style:style>
    <style:style style:name="T36" style:family="text">
      <style:text-properties fo:color="#808080" style:text-underline-style="none" officeooo:rsid="001e8ead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1ebb4e" fo:background-color="#ffff00" loext:char-shading-value="0"/>
    </style:style>
    <style:style style:name="T39" style:family="text">
      <style:text-properties officeooo:rsid="00249bdb" fo:background-color="#ffff00" loext:char-shading-value="0"/>
    </style:style>
    <style:style style:name="T40" style:family="text">
      <style:text-properties officeooo:rsid="001e8ead" fo:background-color="#ffff00" loext:char-shading-value="0"/>
    </style:style>
    <style:style style:name="T41" style:family="text">
      <style:text-properties officeooo:rsid="0027040f" fo:background-color="#ffff00" loext:char-shading-value="0"/>
    </style:style>
    <style:style style:name="T42" style:family="text">
      <style:text-properties officeooo:rsid="001ebb4e"/>
    </style:style>
    <style:style style:name="T43" style:family="text">
      <style:text-properties officeooo:rsid="0020594c"/>
    </style:style>
    <style:style style:name="T44" style:family="text">
      <style:text-properties fo:color="#000000" officeooo:rsid="0022a676"/>
    </style:style>
    <style:style style:name="T45" style:family="text">
      <style:text-properties fo:color="#00ccff" officeooo:rsid="0020594c"/>
    </style:style>
    <style:style style:name="T46" style:family="text">
      <style:text-properties fo:color="#00ccff" officeooo:rsid="0020594c" fo:background-color="transparent" loext:char-shading-value="0"/>
    </style:style>
    <style:style style:name="T47" style:family="text">
      <style:text-properties fo:color="#00ccff" officeooo:rsid="00284442" fo:background-color="transparent" loext:char-shading-value="0"/>
    </style:style>
    <style:style style:name="T48" style:family="text">
      <style:text-properties fo:color="#00ccff" officeooo:rsid="00284442"/>
    </style:style>
    <style:style style:name="T49" style:family="text">
      <style:text-properties fo:color="#00ccff" style:text-underline-style="none"/>
    </style:style>
    <style:style style:name="T50" style:family="text">
      <style:text-properties fo:color="#00ccff" style:text-underline-style="none" officeooo:rsid="00284442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022a676" fo:background-color="transparent" loext:char-shading-value="0"/>
    </style:style>
    <style:style style:name="T53" style:family="text">
      <style:text-properties officeooo:rsid="00249bdb" fo:background-color="transparent" loext:char-shading-value="0"/>
    </style:style>
    <style:style style:name="T54" style:family="text">
      <style:text-properties officeooo:rsid="001e8ead" fo:background-color="transparent" loext:char-shading-value="0"/>
    </style:style>
    <style:style style:name="T55" style:family="text">
      <style:text-properties officeooo:rsid="0025686a" fo:background-color="transparent" loext:char-shading-value="0"/>
    </style:style>
    <style:style style:name="T56" style:family="text">
      <style:text-properties officeooo:rsid="0027040f" fo:background-color="transparent" loext:char-shading-value="0"/>
    </style:style>
    <style:style style:name="T57" style:family="text">
      <style:text-properties officeooo:rsid="00249bdb"/>
    </style:style>
    <style:style style:name="T58" style:family="text">
      <style:text-properties officeooo:rsid="0025d836"/>
    </style:style>
    <style:style style:name="T59" style:family="text">
      <style:text-properties officeooo:rsid="00284442"/>
    </style:style>
    <style:style style:name="T60" style:family="text">
      <style:text-properties style:text-underline-style="none" officeooo:rsid="0022a676" fo:background-color="transparent" loext:char-shading-value="0"/>
    </style:style>
    <style:style style:name="T61" style:family="text">
      <style:text-properties style:text-underline-style="none" officeooo:rsid="001e8ead" fo:background-color="transparent" loext:char-shading-value="0"/>
    </style:style>
    <style:style style:name="T62" style:family="text">
      <style:text-properties style:text-underline-style="none" officeooo:rsid="0027040f" fo:background-color="#ffff00" loext:char-shading-value="0"/>
    </style:style>
    <style:style style:name="T63" style:family="text">
      <style:text-properties style:text-underline-style="none" officeooo:rsid="001e8ead" fo:background-color="#ffff00" loext:char-shading-value="0"/>
    </style:style>
    <style:style style:name="T64" style:family="text">
      <style:text-properties style:text-underline-style="none" officeooo:rsid="001e8ead"/>
    </style:style>
    <style:style style:name="Sect1" style:family="section">
      <style:section-properties text:dont-balance-text-columns="false" style:editable="false">
        <style:columns fo:column-count="2">
          <style:column style:rel-width="4859*" fo:start-indent="0cm" fo:end-indent="0cm"/>
          <style:column style:rel-width="9711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>
          <style:column style:rel-width="4859*" fo:start-indent="0cm" fo:end-indent="0cm"/>
          <style:column style:rel-width="9711*" fo:start-indent="0cm" fo:end-indent="0cm"/>
        </style:columns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lauf beim Methodenaufrufen der Methode „<text:span text:style-name="T43">termGenerieren()“</text:span></text:p>
      <text:p text:style-name="P4"/>
      <text:p text:style-name="P4">Jeder Term besteht nur aus dem Attribut wurzel</text:p>
      <text:p text:style-name="P4">Jeder Abschluss hat als Datenelement eine Zahl</text:p>
      <text:p text:style-name="P4">jeder innere Knoten hat als Datenelement einen Rechenoperator</text:p>
      <text:p text:style-name="P5"/>
      <text:p text:style-name="P7">Term<text:span text:style-name="T37"> termGenerieren<text:tab/></text:span>(<text:span text:style-name="T2">boolean rzplus</text:span>, <text:span text:style-name="T5">boolean rzminus</text:span>, <text:span text:style-name="T8">boolean rzmal</text:span>, <text:span text:style-name="T11">boolean rzgeteilt</text:span>, <text:span text:style-name="T14">int klammertiefe</text:span>, <text:span text:style-name="T18">int ersetzungen</text:span>,<text:line-break/><text:span text:style-name="T25">int stellenzahl</text:span>, <text:span text:style-name="T29">boolean nurPositiv,</text:span> <text:span text:style-name="T33">boolean mitBruechen</text:span>)</text:p>
      <text:p text:style-name="P11"/>
      <text:p text:style-name="P7"><text:span text:style-name="T42">int</text:span><text:span text:style-name="T37"> </text:span><text:span text:style-name="T38">ergebnisErzeugen</text:span><text:span text:style-name="T37"><text:tab/></text:span>(<text:span text:style-name="T25">int stellenzahl</text:span>, <text:span text:style-name="T29">boolean nurPositiv,</text:span> <text:span text:style-name="T33">boolean mitBruechen</text:span>)</text:p>
      <text:p text:style-name="P1"/>
      <text:p text:style-name="P6"><text:span text:style-name="T56">Term</text:span><text:span text:style-name="T51"> </text:span><text:span text:style-name="T37">term</text:span><text:span text:style-name="T38">Ersetzen</text:span><text:span text:style-name="T37"><text:tab/></text:span>(<text:span text:style-name="T2">boolean rzplus</text:span>, <text:span text:style-name="T5">boolean rzminus</text:span>, <text:span text:style-name="T8">boolean rzmal</text:span>, <text:span text:style-name="T11">boolean rzgeteilt</text:span>, <text:span text:style-name="T14">int klammertiefe</text:span>, <text:span text:style-name="T18">int ersetzungen</text:span>,<text:line-break/><text:span text:style-name="T25">int stellenzahl</text:span>, <text:span text:style-name="T29">boolean nurPositiv,</text:span> <text:span text:style-name="T33">boolean mitBruechen, </text:span><text:span text:style-name="T48">Baumelement </text:span><text:span text:style-name="T45">datenknoten</text:span>)</text:p>
      <text:p text:style-name="P10"/>
      <text:p text:style-name="P8"><text:span text:style-name="T53">String</text:span><text:span text:style-name="T51"> </text:span><text:span text:style-name="T39">rechenzeichen</text:span><text:span text:style-name="T37"><text:tab/></text:span>(<text:span text:style-name="T2">boolean rzplus</text:span>, <text:span text:style-name="T5">boolean rzminus</text:span>, <text:span text:style-name="T8">boolean rzmal</text:span>)</text:p>
      <text:p text:style-name="P3"/>
      <text:p text:style-name="P28"><text:span text:style-name="T52">void</text:span><text:span text:style-name="T51"> </text:span><text:span text:style-name="T41">plusErzeugen</text:span><text:span text:style-name="T37"><text:tab/></text:span>(<text:span text:style-name="T25">int stellenzahl</text:span>, <text:span text:style-name="T29">boolean nurPositiv,</text:span> <text:span text:style-name="T33">boolean mitBruechen, </text:span><text:span text:style-name="T48">Baumelement </text:span><text:span text:style-name="T45">datenknoten</text:span>)</text:p>
      <text:p text:style-name="P12">Beispielhafter Ablauf mit folgendem Aufruf:</text:p>
      <text:p text:style-name="P3"/>
      <text:p text:style-name="P9">Term<text:span text:style-name="T37"> termGenerieren<text:tab/></text:span>(<text:span text:style-name="T2">true</text:span>, <text:span text:style-name="T5">true</text:span>, <text:span text:style-name="T8">false</text:span>, <text:span text:style-name="T11">false</text:span>, <text:span text:style-name="T14">3</text:span>, <text:span text:style-name="T18">5</text:span>,<text:span text:style-name="T25">2</text:span>, <text:span text:style-name="T29">true,</text:span> <text:span text:style-name="T33">false</text:span>)</text:p>
      <text:p text:style-name="P3"/>
      <text:list xml:id="list2805147277647291327" text:style-name="L1">
        <text:list-item>
          <text:p text:style-name="P13">Ergebnis erzeugen:<text:line-break/><text:span text:style-name="T46">27</text:span><text:span text:style-name="T51"> </text:span><text:span text:style-name="T38">ergebnisErzeugen</text:span><text:span text:style-name="T51"><text:tab/>(</text:span><text:span text:style-name="T26">2</text:span>, <text:span text:style-name="T30">true</text:span><text:span text:style-name="T29">,</text:span> <text:span text:style-name="T34">false</text:span>)</text:p>
          <text:p text:style-name="P13"/>
        </text:list-item>
      </text:list>
      <text:section text:style-name="Sect1" text:name="Bereich1">
        <text:list xml:id="list213240117769929" text:continue-numbering="true" text:style-name="L1">
          <text:list-header>
            <text:p text:style-name="P21">1.Fall: <text:span text:style-name="T19">ersetzungen==0</text:span></text:p>
            <text:p text:style-name="P21"/>
            <text:p text:style-name="P21">Nun ist <text:span text:style-name="T43"><text:s/>die Methode fertig.</text:span></text:p>
            <text:p text:style-name="P21">E<text:span text:style-name="T43">s wird ein Abschluss mit dem Datenelement 27 erzeugt </text:span>und als Term zurückgegeben.</text:p>
            <text:p text:style-name="P13"/>
            <text:p text:style-name="P26"><text:span text:style-name="T58">2.Fall: </text:span><text:span text:style-name="T19">ersetzungen</text:span><text:span text:style-name="T23">≠</text:span><text:span text:style-name="T24">0</text:span></text:p>
            <text:p text:style-name="P18"/>
            <text:p text:style-name="P18"><text:span text:style-name="T59">T</text:span>erme rekursiv ersetzten:<text:line-break/><text:span text:style-name="T57">Es wird per Zufall ein Rechenzeichen aus den möglichen generiert<text:line-break/></text:span><text:span text:style-name="T53">plus</text:span><text:span text:style-name="T54"> </text:span><text:span text:style-name="T39">rechenzeichen</text:span><text:span text:style-name="T40"><text:tab/></text:span><text:span text:style-name="T1">(</text:span><text:span text:style-name="T4">true</text:span><text:span text:style-name="T10">, </text:span><text:span text:style-name="T7">true</text:span><text:span text:style-name="T10">, false, </text:span><text:span text:style-name="T13">false</text:span><text:span text:style-name="T1">)<text:line-break/><text:line-break/>Es wird eine Rechnung in Abhängigkeit von dem generierten Rechenzeichen generiert (21+6):<text:line-break/></text:span><text:span text:style-name="T60">void</text:span><text:span text:style-name="T61"> </text:span><text:span text:style-name="T62">plusErzeugen</text:span><text:span text:style-name="T63"><text:tab/></text:span><text:span text:style-name="T64">(</text:span><text:span text:style-name="T28">int stellenzahl</text:span><text:span text:style-name="T64">, </text:span><text:span text:style-name="T32">boolean nurPositiv,</text:span><text:span text:style-name="T64"> </text:span><text:span text:style-name="T36">boolean mitBruechen, </text:span><text:span text:style-name="T50">Baumelement </text:span><text:span text:style-name="T49">datenknoten</text:span><text:span text:style-name="T64">)</text:span></text:p>
            <text:p text:style-name="P24"><text:line-break/>Dabei wird der Inhalt eines neu erzeugten Baumelementes(Datenknotens) mit dem generierten Rechenzeichen (+) belegt und der linke und rechte Nachfolger durch die zwei folgenden Methodenaufrufe gesetzt:</text:p>
            <text:p text:style-name="P14"><text:span text:style-name="T43">nachfolgerLinks</text:span><text:span text:style-name="T51"> </text:span><text:span text:style-name="T37">term</text:span><text:span text:style-name="T38">Ersetzen</text:span><text:span text:style-name="T51"><text:tab/>(</text:span><text:span text:style-name="T3">true</text:span><text:span text:style-name="T51">, </text:span><text:span text:style-name="T6">true</text:span><text:span text:style-name="T51">, </text:span><text:span text:style-name="T9">false</text:span><text:span text:style-name="T51">, </text:span><text:span text:style-name="T12">false</text:span><text:span text:style-name="T51">, </text:span><text:span text:style-name="T16">2</text:span><text:span text:style-name="T51">, </text:span><text:span text:style-name="T21">3</text:span><text:span text:style-name="T51">,</text:span><text:span text:style-name="T27">2</text:span><text:span text:style-name="T51">, </text:span><text:span text:style-name="T31">true,</text:span><text:span text:style-name="T51"> </text:span><text:span text:style-name="T35">false, </text:span><text:span text:style-name="T46">datenknoten2</text:span><text:span text:style-name="T47">1</text:span><text:span text:style-name="T51">)<text:line-break/></text:span><text:span text:style-name="T55">nachfolgerRechts</text:span><text:span text:style-name="T51"> </text:span><text:span text:style-name="T37">term</text:span><text:span text:style-name="T38">Ersetzen</text:span><text:span text:style-name="T51"><text:tab/>(</text:span><text:span text:style-name="T3">true</text:span><text:span text:style-name="T51">, </text:span><text:span text:style-name="T6">true</text:span><text:span text:style-name="T51">, </text:span><text:span text:style-name="T9">false</text:span><text:span text:style-name="T51">, </text:span><text:span text:style-name="T12">false</text:span><text:span text:style-name="T51">, </text:span><text:span text:style-name="T17">1</text:span><text:span text:style-name="T51">, </text:span><text:span text:style-name="T21">1</text:span><text:span text:style-name="T51">,</text:span><text:span text:style-name="T27">2</text:span><text:span text:style-name="T51">, </text:span><text:span text:style-name="T31">true,</text:span><text:span text:style-name="T51"> </text:span><text:span text:style-name="T35">false, </text:span><text:span text:style-name="T46">datenknoten</text:span><text:span text:style-name="T47">6</text:span><text:span text:style-name="T51">)</text:span><text:span text:style-name="T58"><text:line-break/><text:line-break/>Dabei ist zu beachten, dass:<text:line-break/>- die Summe der Werte der Parameters </text:span><text:span text:style-name="T19">ersetzungen</text:span><text:span text:style-name="T43"> den Wert der übergebenen </text:span><text:span text:style-name="T19">ersetzungen</text:span><text:span text:style-name="T43"> entspricht<text:line-break/>- die </text:span><text:span text:style-name="T15">kl</text:span><text:span text:style-name="T14">ammertiefe</text:span><text:span text:style-name="T43"> bei einem der Aufrufe um genau eins reduziert wird und in diesem Aufruf die Anzahl der </text:span><text:span text:style-name="T19">ersetzungen </text:span><text:span text:style-name="T43">mindestens so groß ist wie die </text:span><text:span text:style-name="T15">k</text:span><text:span text:style-name="T14">lammertiefe </text:span><text:span text:style-name="T44">aber auch kleiner als die gesamte zahl der </text:span><text:span text:style-name="T19">ersetzungen</text:span><text:span text:style-name="T44">, welche diese </text:span><text:span text:style-name="T15">k</text:span><text:span text:style-name="T14">lammertiefe</text:span><text:span text:style-name="T44"> zulässt</text:span><text:span text:style-name="T43"><text:line-break/>- die </text:span><text:span text:style-name="T15">k</text:span><text:span text:style-name="T14">lammertiefe</text:span><text:span text:style-name="T43"> des anderen Aufrufes im möglichen Zahlenraum in Abhängigkeit der verbleibenden </text:span><text:span text:style-name="T22">er</text:span><text:span text:style-name="T19">setzungen</text:span><text:span text:style-name="T43"> beliebig generiert wird<text:line-break/></text:span></text:p>
          </text:list-header>
        </text:list>
      </text:section>
      <text:p text:style-name="P16"/>
      <text:p text:style-name="P29"/>
      <text:list xml:id="list213239560276393" text:continue-numbering="true" text:style-name="L1">
        <text:list-item>
          <text:p text:style-name="P18">Terme rekursiv ersetzten:<text:line-break/></text:p>
        </text:list-item>
      </text:list>
      <text:section text:style-name="Sect2" text:name="Bereich2">
        <text:list xml:id="list213239711786039" text:continue-numbering="true" text:style-name="L1">
          <text:list-header>
            <text:p text:style-name="P22">1.Fall: <text:span text:style-name="T19">ersetzungen==0</text:span></text:p>
            <text:p text:style-name="P22"/>
            <text:p text:style-name="P22">E<text:span text:style-name="T43">s wird ein Abschluss mit dem Datenelement 27 erzeugt </text:span>und als Term zurückgegeben.</text:p>
            <text:p text:style-name="P22"/>
            <text:p text:style-name="P27"><text:span text:style-name="T58">2.Fall: </text:span><text:span text:style-name="T19">ersetzungen</text:span><text:span text:style-name="T23">≠</text:span><text:span text:style-name="T24">0</text:span></text:p>
            <text:p text:style-name="P19"/>
            <text:p text:style-name="P19"><text:span text:style-name="T59">T</text:span>erme rekursiv ersetzten:<text:line-break/><text:span text:style-name="T57">Es wird per Zufall ein Rechenzeichen aus den möglichen generiert<text:line-break/></text:span><text:span text:style-name="T53">plus</text:span><text:span text:style-name="T54"> </text:span><text:span text:style-name="T39">rechenzeichen</text:span><text:span text:style-name="T40"><text:tab/></text:span><text:span text:style-name="T1">(</text:span><text:span text:style-name="T4">true</text:span><text:span text:style-name="T10">, </text:span><text:span text:style-name="T7">true</text:span><text:span text:style-name="T10">, false, </text:span><text:span text:style-name="T13">false</text:span><text:span text:style-name="T1">)<text:line-break/><text:line-break/>Es wird eine Rechnung in Abhängigkeit von dem generierten Rechenzeichen generiert (21+6):<text:line-break/></text:span><text:span text:style-name="T60">void</text:span><text:span text:style-name="T61"> </text:span><text:span text:style-name="T62">plusErzeugen</text:span><text:span text:style-name="T63"><text:tab/></text:span><text:span text:style-name="T64">(</text:span><text:span text:style-name="T28">int stellenzahl</text:span><text:span text:style-name="T64">, </text:span><text:span text:style-name="T32">boolean nurPositiv,</text:span><text:span text:style-name="T64"> </text:span><text:span text:style-name="T36">boolean mitBruechen, </text:span><text:span text:style-name="T50">Baumelement </text:span><text:span text:style-name="T49">datenknoten</text:span><text:span text:style-name="T64">)</text:span></text:p>
            <text:p text:style-name="P25"><text:line-break/>Dabei wird der Inhalt eines neu erzeugten Baumelementes(Datenknotens) mit dem generierten Rechenzeichen (+) belegt und der linke und rechte Nachfolger durch die zwei folgenden Methodenaufrufe gesetzt:</text:p>
            <text:p text:style-name="P15"><text:span text:style-name="T43">nachfolgerLinks</text:span><text:span text:style-name="T51"> </text:span><text:span text:style-name="T37">term</text:span><text:span text:style-name="T38">Ersetzen</text:span><text:span text:style-name="T51"><text:tab/>(</text:span><text:span text:style-name="T3">true</text:span><text:span text:style-name="T51">, </text:span><text:span text:style-name="T6">true</text:span><text:span text:style-name="T51">, </text:span><text:span text:style-name="T9">false</text:span><text:span text:style-name="T51">, </text:span><text:span text:style-name="T12">false</text:span><text:span text:style-name="T51">, </text:span><text:span text:style-name="T16">2</text:span><text:span text:style-name="T51">, </text:span><text:span text:style-name="T21">3</text:span><text:span text:style-name="T51">,</text:span><text:span text:style-name="T27">2</text:span><text:span text:style-name="T51">, </text:span><text:span text:style-name="T31">true,</text:span><text:span text:style-name="T51"> </text:span><text:span text:style-name="T35">false, </text:span><text:span text:style-name="T46">datenknoten2</text:span><text:span text:style-name="T47">1</text:span><text:span text:style-name="T51">)<text:line-break/></text:span><text:span text:style-name="T55">nachfolgerRechts</text:span><text:span text:style-name="T51"> </text:span><text:span text:style-name="T37">term</text:span><text:span text:style-name="T38">Ersetzen</text:span><text:span text:style-name="T51"><text:tab/>(</text:span><text:span text:style-name="T3">true</text:span><text:span text:style-name="T51">, </text:span><text:span text:style-name="T6">true</text:span><text:span text:style-name="T51">, </text:span><text:span text:style-name="T9">false</text:span><text:span text:style-name="T51">, </text:span><text:span text:style-name="T12">false</text:span><text:span text:style-name="T51">, </text:span><text:span text:style-name="T17">1</text:span><text:span text:style-name="T51">, </text:span><text:span text:style-name="T21">1</text:span><text:span text:style-name="T51">,</text:span><text:span text:style-name="T27">2</text:span><text:span text:style-name="T51">, </text:span><text:span text:style-name="T31">true,</text:span><text:span text:style-name="T51"> </text:span><text:span text:style-name="T35">false, </text:span><text:span text:style-name="T46">datenknoten</text:span><text:span text:style-name="T47">6</text:span><text:span text:style-name="T51">)</text:span><text:span text:style-name="T58"><text:line-break/><text:line-break/>Dabei ist zu beachten, dass:<text:line-break/>- die Summe der Werte der Parameters </text:span><text:span text:style-name="T19">ersetzungen</text:span><text:span text:style-name="T43"> den Wert der übergebenen </text:span><text:span text:style-name="T19">ersetzungen</text:span><text:span text:style-name="T43"> entspricht<text:line-break/>- die </text:span><text:span text:style-name="T15">kl</text:span><text:span text:style-name="T14">ammertiefe</text:span><text:span text:style-name="T43"> bei einem der Aufrufe um genau eins reduziert wird und in diesem Aufruf die Anzahl der </text:span><text:span text:style-name="T19">ersetzungen </text:span><text:span text:style-name="T43">mindestens so groß ist wie die </text:span><text:span text:style-name="T15">k</text:span><text:span text:style-name="T14">lammertiefe </text:span><text:span text:style-name="T44">aber auch kleiner als die gesamte zahl der </text:span><text:span text:style-name="T19">ersetzungen</text:span><text:span text:style-name="T44">, welche diese </text:span><text:span text:style-name="T15">k</text:span><text:span text:style-name="T14">lammertiefe</text:span><text:span text:style-name="T44"> zulässt</text:span><text:span text:style-name="T43"><text:line-break/>- die </text:span><text:span text:style-name="T15">k</text:span><text:span text:style-name="T14">lammertiefe</text:span><text:span text:style-name="T43"> des anderen Aufrufes im möglichen Zahlenraum in Abhängigkeit der verbleibenden </text:span><text:span text:style-name="T22">er</text:span><text:span text:style-name="T19">setzungen</text:span><text:span text:style-name="T43"> beliebig generiert wird<text:line-break/></text:span></text:p>
          </text:list-header>
        </text:list>
        <text:p text:style-name="P17"/>
      </text:section>
      <text:list xml:id="list213240757948828" text:continue-numbering="true" text:style-name="L1">
        <text:list-header>
          <text:p text:style-name="P18"/>
        </text:list-header>
      </text:list>
      <text:p text:style-name="P20"/>
      <text:p text:style-name="P20"><text:span text:style-name="T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lf </meta:initial-creator>
    <meta:creation-date>2015-03-18T14:16:11.811759564</meta:creation-date>
    <dc:date>2015-03-18T21:32:38.724627615</dc:date>
    <dc:creator>Ingolf </dc:creator>
    <meta:editing-duration>PT2H4M58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3" meta:paragraph-count="26" meta:word-count="493" meta:character-count="3769" meta:non-whitespace-character-count="3294"/>
  </office:meta>
</office:document-meta>
</file>